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none"/>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mple Questions</text:p>
      <text:p text:style-name="P1"/>
      <text:p text:style-name="P2">1) Given a mass of 10, give e: You must also have either the period of the orbit or the semi-major axis of the orbit in order to determine the eccentricity. Probably will be given period, solve for a. Put a into r=a*(1-e) at periastron or r=a*(1+e) at apostran.</text:p>
      <text:p text:style-name="P2"/>
      <text:p text:style-name="P2">2) Eclipse Depth: ?</text:p>
      <text:p text:style-name="P2"/>
      <text:p text:style-name="P2">3) What objects can be seen given some resolution: Hubble can measure 0.5 milliarcsecond wobbles found a planet of about 2 jupiter masses about 5 parsecs away. Spectroscopic generally cant be found with optical telescopes, as the companions are too close together.</text:p>
      <text:p text:style-name="P2"/>
      <text:p text:style-name="P2">4) Eclipsing: Can find relative effective temperatures and radii.</text:p>
      <text:p text:style-name="P2"><text:s text:c="4"/></text:p>
      <text:p text:style-name="P2"><text:s text:c="3"/>Visual binaries: Can find the mass ratio (or the mass, if the distance to the system is known) based on </text:p>
      <text:p text:style-name="P2"><text:s text:c="4"/>the separation from their center of mass. m1/m2=r2/r1. Can be hard to do because of proper motions </text:p>
      <text:p text:style-name="P2"><text:s text:c="4"/>and inclination.</text:p>
      <text:p text:style-name="P2"/>
      <text:p text:style-name="P2"><text:s text:c="4"/>Spectroscopic: If you find the radial velocities, you can get the phase of the orbit.</text:p>
      <text:p text:style-name="P2"/>
      <text:p text:style-name="P2"><text:s text:c="4"/>Double Line: Can find the <text:s/>separations, the individual masses (sometimes).</text:p>
      <text:p text:style-name="P2"><text:s text:c="4"/>Single Line: Can find the total mass from using modeling.</text:p>
      <text:p text:style-name="P2"/>
      <text:p text:style-name="P2"><text:s text:c="4"/>Eclipsing Double Line: Jackpot. Can find mass, flux ratios, diameters, Temperatures, etc.</text:p>
      <text:p text:style-name="P2"/>
      <text:p text:style-name="P1">Homework Overview</text:p>
      <text:p text:style-name="P1"/>
      <text:p text:style-name="P2">Homework 1: <text:s/>Can't find. First problem: Derive orbital motion for a two-body problem.</text:p>
      <text:p text:style-name="P2"/>
      <text:p text:style-name="P2">Homework 2: Given a list of observation times, period, To, use (t-To)/P to find the cycle. Take the modulus to find the phase from 0 to 1, then calculate cycle number.</text:p>
      <text:p text:style-name="P2"/>
      <text:p text:style-name="P2">Homework 3: Given a set of mean anomalies and eccentricities. Use Newton-Raphson Iteration to find the Eccentric anomalies. Use eccentric anomalies to find the true anomalies and the radius at each point.</text:p>
      <text:p text:style-name="P2"/>
      <text:p text:style-name="P2">Homework 4: Given a small number of observations paired with observation times, find the period of the object. Generate massive list of possible periods. Iterating through each one, calculate phase using trial period. Sort phases, keeping their respective radial velocities. Subtracting and squaring the distances between the radial velocities, using the theta test, keep the best period that has the least difference from successive radial velocities. Plot the radial velocity versus the phase.</text:p>
      <text:p text:style-name="P2"/>
      <text:p text:style-name="P2">Homework 5: Using linear regression, use a list of approximate times of minimum light to find the Period and To. The cycle number is unknown. Use the smallest distance between minimum times as the greatest possible period (with added time for possible error). Generate a huge list of trial periods. Using the X-Squared test <text:span text:style-name="T1">X^2 = [measuredvalue -((To +(P*E))]^2 </text:span>, finding the lowest X value. Then based on this, plugging those values into the derived formula for To and P, getting errors for both.</text:p>
      <text:p text:style-name="P2"/>
      <text:p text:style-name="P2"/>
      <text:p text:style-name="P2"><text:soft-page-break/></text:p>
      <text:p text:style-name="P2"><text:s text:c="4"/></text:p>
      <text:p text:style-name="P2"><text:s text:c="4"/></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creation-date>2010-10-13T12:16:08</meta:creation-date>
    <dc:date>2010-10-13T16:17:49</dc:date>
    <meta:editing-cycles>1</meta:editing-cycles>
    <meta:editing-duration>PT14M49S</meta:editing-duration>
    <meta:user-defined meta:name="Info 1"/>
    <meta:user-defined meta:name="Info 2"/>
    <meta:user-defined meta:name="Info 3"/>
    <meta:user-defined meta:name="Info 4"/>
    <meta:document-statistic meta:table-count="0" meta:image-count="0" meta:object-count="0" meta:page-count="2" meta:paragraph-count="22" meta:word-count="442" meta:character-count="2654"/>
  </office:meta>
</office:document-meta>
</file>